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60f" officeooo:paragraph-rsid="001eb60f"/>
    </style:style>
    <style:style style:name="P2" style:family="paragraph" style:parent-style-name="Standard">
      <style:text-properties officeooo:paragraph-rsid="001eb60f"/>
    </style:style>
    <style:style style:name="P3" style:family="paragraph" style:parent-style-name="Standard">
      <style:text-properties officeooo:rsid="0021646b" officeooo:paragraph-rsid="0021646b"/>
    </style:style>
    <style:style style:name="P4" style:family="paragraph" style:parent-style-name="Standard">
      <style:text-properties fo:color="#000000" loext:opacity="100%" officeooo:rsid="0021646b" officeooo:paragraph-rsid="0021646b"/>
    </style:style>
    <style:style style:name="T1" style:family="text">
      <style:text-properties fo:color="#81d41a" loext:opacity="100%"/>
    </style:style>
    <style:style style:name="T2" style:family="text">
      <style:text-properties officeooo:rsid="00232cb5"/>
    </style:style>
    <style:style style:name="T3" style:family="text">
      <style:text-properties officeooo:rsid="00240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/10/2022</text:p>
      <text:p text:style-name="P2">-Hacer repositorio, servicios y controladores de</text:p>
      <text:p text:style-name="Standard">FichaPersonaje</text:p>
      <text:p text:style-name="Standard">Habilidad</text:p>
      <text:p text:style-name="P3">-→HECHO</text:p>
      <text:p text:style-name="P3"><text:span text:style-name="T1"/></text:p>
      <text:p text:style-name="P4">-<text:span text:style-name="T2">Juntar en una rama los 3 proyectos</text:span></text:p>
      <text:p text:style-name="P4">-<text:span text:style-name="T2">tutorial de angular</text:span></text:p>
      <text:p text:style-name="P4">-<text:span text:style-name="T3">cambiar todas las url de la api por API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20:21:57.235000000</dc:date>
    <meta:editing-duration>PT4H9M12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8" meta:word-count="29" meta:character-count="184" meta:non-whitespace-character-count="163"/>
  </office:meta>
</office:document-meta>
</file>